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idgetDefinitionBuilder.buildWidgetDefinition( Element widge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Builder.buildAnotherWidgetDefinition( Element widgetElement , WidgetDefinitionBuild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WidgetDefinitionBuilder.setupDefinition( Element widgetElement , AbstractWidgetDefinition definition , WidgetDefinitionBuilder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WidgetDefinitionBuilder.setDatatypeManager( DatatypeManager datatyp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Builder.setDisplayData( Element widgetElement , AbstractWidgetDefinition widget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WidgetDefinitionBuilder.setExpressionManager( ExpressionManager express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Builder.setWidgetListenerBuilders( Map widgetListenerBui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Builder.setCommonProperties( Element widgetElement , AbstractWidgetDefinition widgetDefini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bstractWidgetDefinitionBuilder.setValidators( Element widgetElement , AbstractWidgetDefinition widgetDefini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WidgetDefinitionBuilder.setCreateListeners( Element widgetElement , AbstractWidgetDefinition widget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WidgetDefinitionBuilder.buildEventListeners( Element widgetElement , String elementName , Class listener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WidgetDefinitionBuilder.setWidgetDefinitionBuilders( Map widgetDefinitionBui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Builder.setWidgetValidatorBuilders( Map widgetValidatorBui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